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stration">
            <text:p>Share Issue 9362 Demo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Fuck</text:p>
            <text:p/>
            <text:p>Fuck fuck fuck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3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activat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 table:number-rows-repeated="6547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12/07/2010</text:date>, <text:time>22:04:0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7-12T22:04:06</dc:date>
    <meta:editing-duration>PT32H46M10S</meta:editing-duration>
    <meta:editing-cycles>128</meta:editing-cycles>
    <meta:generator>OpenOffice.org/3.2$Linux OpenOffice.org_project/320m12$Build-9483</meta:generator>
    <dc:creator>luzi82 </dc:creator>
    <meta:document-statistic meta:table-count="3" meta:cell-count="80" meta:object-count="0"/>
  </office:meta>
</office:document-meta>
</file>